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b>
                    <mi>v</mi>
                    <mrow>
                      <mi>B</mi>
                      <mo stretchy="false">/</mo>
                      <mi>A</mi>
                    </mrow>
                  </msub>
                  <mo stretchy="false">=</mo>
                  <msub>
                    <mi>l</mi>
                    <mi mathvariant="italic">AB</mi>
                  </msub>
                </mrow>
                <mover accent="true">
                  <msub>
                    <mi>φ</mi>
                    <mn>1</mn>
                  </msub>
                  <mo stretchy="false">˙</mo>
                </mover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td>
          </mtr>
          <mtr>
            <mtd>
              <mrow>
                <mrow>
                  <msubsup>
                    <mi>a</mi>
                    <mrow>
                      <mi>B</mi>
                      <mo stretchy="false">/</mo>
                      <mi>A</mi>
                    </mrow>
                    <mi>n</mi>
                  </msubsup>
                  <mo stretchy="false">=</mo>
                  <msub>
                    <mi>l</mi>
                    <mi mathvariant="italic">AB</mi>
                  </msub>
                </mrow>
                <mover accent="true">
                  <msub>
                    <mi>φ</mi>
                    <mn>1</mn>
                  </msub>
                  <mo stretchy="false">¨</mo>
                </mover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td>
          </mtr>
          <mtr>
            <mtd>
              <mrow>
                <mrow>
                  <msubsup>
                    <mi>a</mi>
                    <mrow>
                      <mi>B</mi>
                      <mo stretchy="false">/</mo>
                      <mi>A</mi>
                    </mrow>
                    <mi>t</mi>
                  </msubsup>
                  <mo stretchy="false">=</mo>
                  <msub>
                    <mi>l</mi>
                    <mi mathvariant="italic">AB</mi>
                  </msub>
                </mrow>
                <mover accent="true">
                  <msubsup>
                    <mi>φ</mi>
                    <mn>1</mn>
                    <mn>2</mn>
                  </msubsup>
                  <mo stretchy="false">˙</mo>
                </mover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td>
          </mtr>
        </mtable>
      </mrow>
    </mrow>
    <annotation encoding="StarMath 5.0">left lbrace 
alignl
stack { 
v_{B/A} = l_AB dot %varphi_1(t) #
a^n_{B/A} = l_AB ddot %varphi_1(t)#
a^t_{B/A} = l_AB dot %varphi^2_1(t)
}

right none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10:11:42.113000000</meta:creation-date>
    <dc:date>2017-11-01T10:15:53.683000000</dc:date>
    <meta:editing-duration>PT4M11S</meta:editing-duration>
    <meta:editing-cycles>1</meta:editing-cycles>
    <meta:generator>LibreOffice/5.4.1.2$Windows_X86_64 LibreOffice_project/ea7cb86e6eeb2bf3a5af73a8f7777ac570321527</meta:generator>
  </office:meta>
</office:document-meta>
</file>